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ixgeneral,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6091" officeooo:paragraph-rsid="00006091"/>
    </style:style>
    <style:style style:name="P2" style:family="paragraph" style:parent-style-name="Standard">
      <style:paragraph-properties fo:text-align="justify" style:justify-single-word="false"/>
      <style:text-properties officeooo:rsid="00006091" officeooo:paragraph-rsid="00131f3a"/>
    </style:style>
    <style:style style:name="P3" style:family="paragraph" style:parent-style-name="Standard">
      <style:paragraph-properties fo:text-align="justify" style:justify-single-word="false"/>
      <style:text-properties officeooo:rsid="00006091" officeooo:paragraph-rsid="000b069e"/>
    </style:style>
    <style:style style:name="P4" style:family="paragraph" style:parent-style-name="Standard">
      <style:paragraph-properties fo:text-align="justify" style:justify-single-word="false"/>
      <style:text-properties officeooo:rsid="00006091" officeooo:paragraph-rsid="006a3234"/>
    </style:style>
    <style:style style:name="P5" style:family="paragraph" style:parent-style-name="Standard">
      <style:text-properties officeooo:rsid="0014f013" officeooo:paragraph-rsid="00006091"/>
    </style:style>
    <style:style style:name="P6" style:family="paragraph" style:parent-style-name="Standard">
      <style:paragraph-properties fo:text-align="justify" style:justify-single-word="false"/>
      <style:text-properties officeooo:rsid="0014f013" officeooo:paragraph-rsid="006a3234"/>
    </style:style>
    <style:style style:name="P7" style:family="paragraph" style:parent-style-name="Standard">
      <style:paragraph-properties fo:text-align="justify" style:justify-single-word="false"/>
      <style:text-properties officeooo:paragraph-rsid="006a3234"/>
    </style:style>
    <style:style style:name="P8" style:family="paragraph" style:parent-style-name="Standard">
      <style:paragraph-properties fo:text-align="justify" style:justify-single-word="false"/>
      <style:text-properties officeooo:paragraph-rsid="006c6ea1"/>
    </style:style>
    <style:style style:name="P9" style:family="paragraph" style:parent-style-name="Standard">
      <style:paragraph-properties fo:text-align="justify" style:justify-single-word="false"/>
      <style:text-properties fo:font-variant="normal" fo:text-transform="none" fo:color="#c9211e" style:font-name="Times New Roman" fo:font-size="11.25pt" fo:letter-spacing="normal" fo:font-style="normal" fo:font-weight="normal" officeooo:rsid="00131f3a" officeooo:paragraph-rsid="006a3234"/>
    </style:style>
    <style:style style:name="P10" style:family="paragraph" style:parent-style-name="Standard">
      <style:paragraph-properties fo:text-align="justify" style:justify-single-word="false"/>
      <style:text-properties fo:font-variant="normal" fo:text-transform="none" fo:color="#666666" style:font-name="Times New Roman" fo:font-size="11.25pt" fo:letter-spacing="normal" fo:font-style="normal" fo:font-weight="normal" officeooo:rsid="00129dd8" officeooo:paragraph-rsid="0014f013"/>
    </style:style>
    <style:style style:name="P11" style:family="paragraph" style:parent-style-name="Standard">
      <style:text-properties officeooo:rsid="003666eb" officeooo:paragraph-rsid="00006091"/>
    </style:style>
    <style:style style:name="P12" style:family="paragraph" style:parent-style-name="Standard">
      <style:text-properties officeooo:paragraph-rsid="00006091"/>
    </style:style>
    <style:style style:name="P13" style:family="paragraph" style:parent-style-name="Standard">
      <style:paragraph-properties fo:text-align="justify" style:justify-single-word="false"/>
      <style:text-properties fo:color="#666666" officeooo:rsid="00006091" officeooo:paragraph-rsid="00249c66"/>
    </style:style>
    <style:style style:name="P14" style:family="paragraph" style:parent-style-name="Standard">
      <style:paragraph-properties fo:text-align="justify" style:justify-single-word="false"/>
      <style:text-properties fo:color="#666666" officeooo:rsid="00006091" officeooo:paragraph-rsid="000b069e"/>
    </style:style>
    <style:style style:name="P15" style:family="paragraph" style:parent-style-name="Standard">
      <style:paragraph-properties fo:text-align="justify" style:justify-single-word="false"/>
      <style:text-properties fo:color="#666666" officeooo:rsid="00006091" officeooo:paragraph-rsid="00131f3a"/>
    </style:style>
    <style:style style:name="P16" style:family="paragraph" style:parent-style-name="Standard">
      <style:paragraph-properties fo:text-align="justify" style:justify-single-word="false"/>
      <style:text-properties fo:color="#666666" officeooo:rsid="00249c66" officeooo:paragraph-rsid="00249c66"/>
    </style:style>
    <style:style style:name="P17" style:family="paragraph" style:parent-style-name="Standard">
      <style:paragraph-properties fo:text-align="justify" style:justify-single-word="false"/>
      <style:text-properties fo:color="#666666" officeooo:rsid="00255474" officeooo:paragraph-rsid="00255474"/>
    </style:style>
    <style:style style:name="P18" style:family="paragraph" style:parent-style-name="Standard">
      <style:text-properties fo:color="#808080" officeooo:rsid="0033c504" officeooo:paragraph-rsid="0033c504"/>
    </style:style>
    <style:style style:name="P19" style:family="paragraph" style:parent-style-name="Standard">
      <style:paragraph-properties fo:text-align="justify" style:justify-single-word="false"/>
      <style:text-properties fo:color="#808080" officeooo:rsid="00183fa8" officeooo:paragraph-rsid="001a51ce"/>
    </style:style>
    <style:style style:name="P20" style:family="paragraph" style:parent-style-name="Standard">
      <style:text-properties fo:color="#808080" officeooo:rsid="00006091" officeooo:paragraph-rsid="00183fa8"/>
    </style:style>
    <style:style style:name="P21" style:family="paragraph" style:parent-style-name="Heading_20_2">
      <style:text-properties fo:color="#000000"/>
    </style:style>
    <style:style style:name="P22" style:family="paragraph" style:parent-style-name="Heading_20_2">
      <style:text-properties style:font-name="Liberation Serif" fo:font-size="16pt" fo:font-weight="bold" style:font-size-asian="16pt" style:font-weight-asian="bold" style:font-size-complex="16pt" style:font-weight-complex="bold"/>
    </style:style>
    <style:style style:name="P23" style:family="paragraph" style:parent-style-name="Heading_20_3">
      <style:text-properties fo:color="#666666"/>
    </style:style>
    <style:style style:name="P24" style:family="paragraph" style:parent-style-name="Standard" style:list-style-name="L1">
      <style:paragraph-properties fo:text-align="justify" style:justify-single-word="false"/>
      <style:text-properties fo:color="#666666" officeooo:rsid="00006091" officeooo:paragraph-rsid="00249c66"/>
    </style:style>
    <style:style style:name="P25" style:family="paragraph" style:parent-style-name="Standard" style:list-style-name="L1">
      <style:paragraph-properties fo:text-align="justify" style:justify-single-word="false"/>
      <style:text-properties fo:color="#666666" officeooo:rsid="00006091" officeooo:paragraph-rsid="00255474"/>
    </style:style>
    <style:style style:name="P26" style:family="paragraph" style:parent-style-name="Standard" style:list-style-name="L1">
      <style:paragraph-properties fo:text-align="justify" style:justify-single-word="false"/>
      <style:text-properties fo:color="#666666" officeooo:rsid="00067254" officeooo:paragraph-rsid="00249c66"/>
    </style:style>
    <style:style style:name="P27" style:family="paragraph" style:parent-style-name="Standard" style:list-style-name="L1">
      <style:paragraph-properties fo:text-align="justify" style:justify-single-word="false"/>
      <style:text-properties fo:color="#666666" officeooo:rsid="00028b5a" officeooo:paragraph-rsid="00249c66"/>
    </style:style>
    <style:style style:name="P28" style:family="paragraph" style:parent-style-name="Standard" style:list-style-name="L1">
      <style:paragraph-properties fo:text-align="justify" style:justify-single-word="false"/>
      <style:text-properties fo:color="#666666" officeooo:paragraph-rsid="00249c66"/>
    </style:style>
    <style:style style:name="P29" style:family="paragraph" style:parent-style-name="Standard" style:list-style-name="L2">
      <style:paragraph-properties fo:text-align="justify" style:justify-single-word="false"/>
      <style:text-properties fo:color="#666666" officeooo:paragraph-rsid="002e1318"/>
    </style:style>
    <style:style style:name="P30" style:family="paragraph" style:parent-style-name="Standard" style:list-style-name="L2">
      <style:paragraph-properties fo:text-align="justify" style:justify-single-word="false"/>
      <style:text-properties fo:color="#666666" officeooo:paragraph-rsid="00275331"/>
    </style:style>
    <style:style style:name="P31" style:family="paragraph" style:parent-style-name="Standard" style:list-style-name="L2">
      <style:paragraph-properties fo:text-align="justify" style:justify-single-word="false"/>
      <style:text-properties fo:color="#666666" officeooo:paragraph-rsid="00255474"/>
    </style:style>
    <style:style style:name="P32" style:family="paragraph" style:parent-style-name="Standard" style:list-style-name="L3">
      <style:paragraph-properties fo:text-align="justify" style:justify-single-word="false"/>
      <style:text-properties fo:color="#666666" officeooo:paragraph-rsid="002e1318"/>
    </style:style>
    <style:style style:name="P33" style:family="paragraph" style:parent-style-name="Standard" style:list-style-name="L3">
      <style:paragraph-properties fo:text-align="justify" style:justify-single-word="false"/>
      <style:text-properties fo:color="#666666" officeooo:rsid="002f84a6" officeooo:paragraph-rsid="00321b19"/>
    </style:style>
    <style:style style:name="P34" style:family="paragraph" style:parent-style-name="Standard">
      <style:text-properties officeooo:rsid="00006091" officeooo:paragraph-rsid="00006091"/>
    </style:style>
    <style:style style:name="P35" style:family="paragraph" style:parent-style-name="Standard" style:list-style-name="L1">
      <style:paragraph-properties fo:text-align="justify" style:justify-single-word="false"/>
      <style:text-properties fo:font-variant="normal" fo:text-transform="none" fo:color="#666666" style:font-name="Times New Roman" fo:font-size="11.25pt" fo:letter-spacing="normal" fo:font-style="normal" fo:font-weight="normal" officeooo:rsid="00006091" officeooo:paragraph-rsid="00255474"/>
    </style:style>
    <style:style style:name="P36" style:family="paragraph" style:parent-style-name="Standard">
      <style:paragraph-properties fo:text-align="justify" style:justify-single-word="false"/>
      <style:text-properties fo:font-variant="normal" fo:text-transform="none" fo:color="#000000" style:font-name="Times New Roman" fo:font-size="11.25pt" fo:letter-spacing="normal" fo:language="en" fo:country="US" fo:font-style="normal" fo:font-weight="normal" officeooo:rsid="0010911e" officeooo:paragraph-rsid="006a3234"/>
    </style:style>
    <style:style style:name="P37" style:family="paragraph" style:parent-style-name="Standard">
      <style:paragraph-properties fo:text-align="justify" style:justify-single-word="false"/>
      <style:text-properties fo:font-variant="normal" fo:text-transform="none" fo:color="#000000" style:font-name="Times New Roman" fo:font-size="11.25pt" fo:letter-spacing="normal" fo:font-style="normal" fo:font-weight="normal" officeooo:rsid="00131f3a" officeooo:paragraph-rsid="006807ac"/>
    </style:style>
    <style:style style:name="P38" style:family="paragraph" style:parent-style-name="Standard" style:list-style-name="L5">
      <style:paragraph-properties fo:text-align="justify" style:justify-single-word="false"/>
      <style:text-properties fo:font-variant="normal" fo:text-transform="none" fo:color="#000000" style:font-name="Liberation Serif" fo:font-size="11.25pt" fo:letter-spacing="normal" fo:font-style="normal" fo:font-weight="normal" officeooo:rsid="006807ac" officeooo:paragraph-rsid="006807ac"/>
    </style:style>
    <style:style style:name="P39" style:family="paragraph" style:parent-style-name="Standard" style:list-style-name="L6">
      <style:paragraph-properties fo:text-align="justify" style:justify-single-word="false"/>
      <style:text-properties fo:font-variant="normal" fo:text-transform="none" fo:color="#000000" style:font-name="Liberation Serif" fo:font-size="11.25pt" fo:letter-spacing="normal" fo:font-style="normal" fo:font-weight="normal" officeooo:rsid="00006091" officeooo:paragraph-rsid="006807ac"/>
    </style:style>
    <style:style style:name="P40" style:family="paragraph" style:parent-style-name="Standard">
      <style:paragraph-properties fo:text-align="justify" style:justify-single-word="false"/>
      <style:text-properties fo:font-variant="normal" fo:text-transform="none" fo:color="#808080" style:font-name="Times New Roman" fo:font-size="11.25pt" fo:letter-spacing="normal" fo:font-style="normal" fo:font-weight="normal" officeooo:rsid="00131f3a" officeooo:paragraph-rsid="006807ac"/>
    </style:style>
    <style:style style:name="P41" style:family="paragraph" style:parent-style-name="Standard">
      <style:paragraph-properties fo:text-align="justify" style:justify-single-word="false"/>
      <style:text-properties fo:font-variant="normal" fo:text-transform="none" fo:color="#c9211e" style:font-name="Times New Roman" fo:font-size="11.25pt" fo:letter-spacing="normal" fo:font-style="normal" fo:font-weight="normal" officeooo:rsid="006807ac" officeooo:paragraph-rsid="006807ac"/>
    </style:style>
    <style:style style:name="P42" style:family="paragraph" style:parent-style-name="Standard" style:list-style-name="L4">
      <style:text-properties fo:color="#808080" officeooo:rsid="00321b19" officeooo:paragraph-rsid="00321b19"/>
    </style:style>
    <style:style style:name="P43" style:family="paragraph" style:parent-style-name="Standard" style:list-style-name="L2">
      <style:paragraph-properties fo:text-align="justify" style:justify-single-word="false"/>
      <style:text-properties fo:color="#808080" officeooo:rsid="00006091" officeooo:paragraph-rsid="00275331"/>
    </style:style>
    <style:style style:name="P44" style:family="paragraph" style:parent-style-name="Standard" style:list-style-name="L2">
      <style:paragraph-properties fo:text-align="justify" style:justify-single-word="false"/>
      <style:text-properties fo:color="#808080" officeooo:rsid="00006091" officeooo:paragraph-rsid="00321b19"/>
    </style:style>
    <style:style style:name="P45" style:family="paragraph" style:parent-style-name="Standard" style:list-style-name="L2">
      <style:paragraph-properties fo:text-align="justify" style:justify-single-word="false"/>
      <style:text-properties fo:color="#808080" officeooo:paragraph-rsid="00321b19"/>
    </style:style>
    <style:style style:name="T1" style:family="text">
      <style:text-properties officeooo:rsid="00028b5a"/>
    </style:style>
    <style:style style:name="T2" style:family="text">
      <style:text-properties officeooo:rsid="0003a80c"/>
    </style:style>
    <style:style style:name="T3" style:family="text">
      <style:text-properties fo:font-variant="normal" fo:text-transform="none" fo:color="#000000" style:font-name="Times New Roman" fo:font-size="11.25pt" fo:letter-spacing="normal" fo:font-style="normal" fo:font-weight="normal" officeooo:rsid="00131f3a"/>
    </style:style>
    <style:style style:name="T4" style:family="text">
      <style:text-properties fo:font-variant="normal" fo:text-transform="none" fo:color="#000000" style:font-name="Times New Roman" fo:font-size="11.25pt" fo:letter-spacing="normal" fo:font-style="normal" fo:font-weight="normal" officeooo:rsid="00275331"/>
    </style:style>
    <style:style style:name="T5" style:family="text">
      <style:text-properties fo:font-variant="normal" fo:text-transform="none" fo:color="#000000" style:font-name="Times New Roman" fo:font-size="11.25pt" fo:letter-spacing="normal" fo:font-style="normal" fo:font-weight="normal" officeooo:rsid="004b1f02"/>
    </style:style>
    <style:style style:name="T6" style:family="text">
      <style:text-properties fo:font-variant="normal" fo:text-transform="none" fo:color="#000000" style:font-name="Times New Roman" fo:font-size="11.25pt" fo:letter-spacing="normal" fo:font-style="normal" fo:font-weight="normal" officeooo:rsid="004bf4ab"/>
    </style:style>
    <style:style style:name="T7" style:family="text">
      <style:text-properties fo:font-variant="normal" fo:text-transform="none" fo:color="#000000" style:font-name="Times New Roman" fo:font-size="11.25pt" fo:letter-spacing="normal" fo:font-style="normal" fo:font-weight="normal" officeooo:rsid="004caa8a"/>
    </style:style>
    <style:style style:name="T8" style:family="text">
      <style:text-properties fo:font-variant="normal" fo:text-transform="none" fo:color="#000000" style:font-name="Times New Roman" fo:font-size="11.25pt" fo:letter-spacing="normal" fo:font-style="normal" fo:font-weight="normal" officeooo:rsid="001de98b"/>
    </style:style>
    <style:style style:name="T9" style:family="text">
      <style:text-properties fo:font-variant="normal" fo:text-transform="none" fo:color="#000000" style:font-name="Times New Roman" fo:font-size="11.25pt" fo:letter-spacing="normal" fo:font-style="normal" fo:font-weight="normal" officeooo:rsid="0014f013"/>
    </style:style>
    <style:style style:name="T10" style:family="text">
      <style:text-properties fo:font-variant="normal" fo:text-transform="none" fo:color="#000000" style:font-name="Times New Roman" fo:font-size="11.25pt" fo:letter-spacing="normal" fo:font-style="normal" fo:font-weight="normal" officeooo:rsid="00298a4e"/>
    </style:style>
    <style:style style:name="T11" style:family="text">
      <style:text-properties fo:font-variant="normal" fo:text-transform="none" fo:color="#000000" style:font-name="Times New Roman" fo:font-size="11.25pt" fo:letter-spacing="normal" fo:font-style="normal" fo:font-weight="normal" officeooo:rsid="0029ffeb"/>
    </style:style>
    <style:style style:name="T12" style:family="text">
      <style:text-properties fo:font-variant="normal" fo:text-transform="none" fo:color="#000000" style:font-name="Times New Roman" fo:font-size="11.25pt" fo:letter-spacing="normal" fo:font-style="normal" fo:font-weight="normal" officeooo:rsid="004d5e88"/>
    </style:style>
    <style:style style:name="T13" style:family="text">
      <style:text-properties fo:font-variant="normal" fo:text-transform="none" fo:color="#000000" style:font-name="Times New Roman" fo:font-size="11.25pt" fo:letter-spacing="normal" fo:font-style="normal" fo:font-weight="normal" officeooo:rsid="00129dd8"/>
    </style:style>
    <style:style style:name="T14" style:family="text">
      <style:text-properties fo:font-variant="normal" fo:text-transform="none" fo:color="#000000" style:font-name="Times New Roman" fo:font-size="11.25pt" fo:letter-spacing="normal" fo:font-style="normal" fo:font-weight="normal" officeooo:rsid="00118649"/>
    </style:style>
    <style:style style:name="T15" style:family="text">
      <style:text-properties fo:font-variant="normal" fo:text-transform="none" fo:color="#000000" style:font-name="Times New Roman" fo:font-size="11.25pt" fo:letter-spacing="normal" fo:font-style="normal" fo:font-weight="normal" officeooo:rsid="0047a7e7"/>
    </style:style>
    <style:style style:name="T16" style:family="text">
      <style:text-properties fo:font-variant="normal" fo:text-transform="none" fo:color="#000000" style:font-name="Times New Roman" fo:font-size="11.25pt" fo:letter-spacing="normal" fo:font-style="normal" fo:font-weight="normal" officeooo:rsid="00495d21"/>
    </style:style>
    <style:style style:name="T17" style:family="text">
      <style:text-properties fo:font-variant="normal" fo:text-transform="none" fo:color="#000000" style:font-name="Times New Roman" fo:font-size="11.25pt" fo:letter-spacing="normal" fo:font-style="normal" fo:font-weight="normal" officeooo:rsid="004e6f45"/>
    </style:style>
    <style:style style:name="T18" style:family="text">
      <style:text-properties fo:font-variant="normal" fo:text-transform="none" fo:color="#000000" style:font-name="Times New Roman" fo:font-size="11.25pt" fo:letter-spacing="normal" fo:font-style="normal" fo:font-weight="normal" officeooo:rsid="004f03c1"/>
    </style:style>
    <style:style style:name="T19" style:family="text">
      <style:text-properties fo:font-variant="normal" fo:text-transform="none" fo:color="#000000" style:font-name="Times New Roman" fo:font-size="11.25pt" fo:letter-spacing="normal" fo:font-style="normal" fo:font-weight="normal" officeooo:rsid="00503aaa"/>
    </style:style>
    <style:style style:name="T20" style:family="text">
      <style:text-properties fo:font-variant="normal" fo:text-transform="none" fo:color="#000000" style:font-name="Times New Roman" fo:font-size="11.25pt" fo:letter-spacing="normal" fo:font-style="normal" fo:font-weight="normal" officeooo:rsid="0053a784"/>
    </style:style>
    <style:style style:name="T21" style:family="text">
      <style:text-properties fo:font-variant="normal" fo:text-transform="none" fo:color="#000000" style:font-name="Times New Roman" fo:font-size="11.25pt" fo:letter-spacing="normal" fo:font-style="normal" fo:font-weight="normal" officeooo:rsid="0055ede0"/>
    </style:style>
    <style:style style:name="T22" style:family="text">
      <style:text-properties fo:font-variant="normal" fo:text-transform="none" fo:color="#000000" style:font-name="Times New Roman" fo:font-size="11.25pt" fo:letter-spacing="normal" fo:font-style="normal" fo:font-weight="normal" officeooo:rsid="0010911e"/>
    </style:style>
    <style:style style:name="T23" style:family="text">
      <style:text-properties fo:font-variant="normal" fo:text-transform="none" fo:color="#000000" style:font-name="Times New Roman" fo:font-size="11.25pt" fo:letter-spacing="normal" fo:font-style="normal" fo:font-weight="normal" officeooo:rsid="0065b80b"/>
    </style:style>
    <style:style style:name="T24" style:family="text">
      <style:text-properties fo:font-variant="normal" fo:text-transform="none" fo:color="#000000" style:font-name="Times New Roman" fo:font-size="11.25pt" fo:letter-spacing="normal" fo:font-style="normal" fo:font-weight="normal" officeooo:rsid="006a1084"/>
    </style:style>
    <style:style style:name="T25" style:family="text">
      <style:text-properties fo:font-variant="normal" fo:text-transform="none" fo:color="#000000" style:font-name="Times New Roman" fo:font-size="11.25pt" fo:letter-spacing="normal" fo:language="en" fo:country="US" fo:font-style="normal" fo:font-weight="normal" officeooo:rsid="00503aaa"/>
    </style:style>
    <style:style style:name="T26" style:family="text">
      <style:text-properties fo:font-variant="normal" fo:text-transform="none" fo:color="#000000" style:font-name="Times New Roman" fo:font-size="11.25pt" fo:letter-spacing="normal" fo:language="en" fo:country="US" fo:font-style="normal" fo:font-weight="normal" officeooo:rsid="00529388"/>
    </style:style>
    <style:style style:name="T27" style:family="text">
      <style:text-properties fo:font-variant="normal" fo:text-transform="none" fo:color="#000000" style:font-name="Times New Roman" fo:font-size="11.25pt" fo:letter-spacing="normal" fo:language="en" fo:country="US" fo:font-style="normal" fo:font-weight="normal" officeooo:rsid="00510260"/>
    </style:style>
    <style:style style:name="T28" style:family="text">
      <style:text-properties fo:font-variant="normal" fo:text-transform="none" fo:color="#000000" style:font-name="Times New Roman" fo:font-size="11.25pt" fo:letter-spacing="normal" fo:language="en" fo:country="US" fo:font-style="normal" fo:font-weight="normal" officeooo:rsid="0053a784"/>
    </style:style>
    <style:style style:name="T29" style:family="text">
      <style:text-properties fo:font-variant="normal" fo:text-transform="none" fo:color="#000000" style:font-name="Times New Roman" fo:font-size="11.25pt" fo:letter-spacing="normal" fo:language="en" fo:country="US" fo:font-style="normal" fo:font-weight="normal" officeooo:rsid="0015fe5f"/>
    </style:style>
    <style:style style:name="T30" style:family="text">
      <style:text-properties fo:font-variant="normal" fo:text-transform="none" fo:color="#000000" style:font-name="Times New Roman" fo:font-size="11.25pt" fo:letter-spacing="normal" fo:language="en" fo:country="US" fo:font-style="normal" fo:font-weight="normal" officeooo:rsid="002e1318"/>
    </style:style>
    <style:style style:name="T31" style:family="text">
      <style:text-properties fo:font-variant="normal" fo:text-transform="none" fo:color="#000000" style:font-name="Times New Roman" fo:font-size="11.25pt" fo:letter-spacing="normal" fo:language="en" fo:country="US" fo:font-style="normal" fo:font-weight="normal" officeooo:rsid="00542aae"/>
    </style:style>
    <style:style style:name="T32" style:family="text">
      <style:text-properties fo:font-variant="normal" fo:text-transform="none" fo:color="#000000" style:font-name="Times New Roman" fo:font-size="11.25pt" fo:letter-spacing="normal" fo:language="en" fo:country="US" fo:font-style="normal" fo:font-weight="normal" officeooo:rsid="0055a2ea"/>
    </style:style>
    <style:style style:name="T33" style:family="text">
      <style:text-properties fo:font-variant="normal" fo:text-transform="none" fo:color="#000000" style:font-name="Times New Roman" fo:font-size="11.25pt" fo:letter-spacing="normal" fo:language="en" fo:country="US" fo:font-style="normal" fo:font-weight="normal" officeooo:rsid="0055ede0"/>
    </style:style>
    <style:style style:name="T34" style:family="text">
      <style:text-properties fo:font-variant="normal" fo:text-transform="none" fo:color="#000000" style:font-name="Times New Roman" fo:font-size="11.25pt" fo:letter-spacing="normal" fo:language="en" fo:country="US" fo:font-style="normal" fo:font-weight="normal" officeooo:rsid="005e6bbb"/>
    </style:style>
    <style:style style:name="T35" style:family="text">
      <style:text-properties fo:font-variant="normal" fo:text-transform="none" fo:color="#000000" style:font-name="Times New Roman" fo:font-size="11.25pt" fo:letter-spacing="normal" fo:language="en" fo:country="US" fo:font-style="normal" fo:font-weight="normal" officeooo:rsid="00006091"/>
    </style:style>
    <style:style style:name="T36" style:family="text">
      <style:text-properties fo:font-variant="normal" fo:text-transform="none" fo:color="#000000" style:font-name="Times New Roman" fo:font-size="11.25pt" fo:letter-spacing="normal" fo:language="en" fo:country="US" fo:font-style="normal" fo:font-weight="normal" officeooo:rsid="00602458"/>
    </style:style>
    <style:style style:name="T37" style:family="text">
      <style:text-properties fo:font-variant="normal" fo:text-transform="none" fo:color="#000000" style:font-name="Times New Roman" fo:font-size="11.25pt" fo:letter-spacing="normal" fo:language="en" fo:country="US" fo:font-style="normal" fo:font-weight="normal" officeooo:rsid="0010911e"/>
    </style:style>
    <style:style style:name="T38" style:family="text">
      <style:text-properties fo:font-variant="normal" fo:text-transform="none" fo:color="#000000" style:font-name="Times New Roman" fo:font-size="11.25pt" fo:letter-spacing="normal" fo:language="en" fo:country="US" fo:font-style="normal" fo:font-weight="normal" officeooo:rsid="0066e2d9"/>
    </style:style>
    <style:style style:name="T39" style:family="text">
      <style:text-properties fo:font-variant="normal" fo:text-transform="none" fo:color="#000000" style:font-name="Times New Roman" fo:font-size="11.25pt" fo:letter-spacing="normal" fo:language="en" fo:country="US" fo:font-style="normal" fo:font-weight="normal" officeooo:rsid="006a1084"/>
    </style:style>
    <style:style style:name="T40" style:family="text">
      <style:text-properties fo:font-variant="normal" fo:text-transform="none" fo:color="#000000" style:font-name="Times New Roman" fo:font-size="11.25pt" fo:letter-spacing="normal" fo:language="en" fo:country="US" fo:font-style="normal" fo:font-weight="normal" officeooo:rsid="006c6ea1"/>
    </style:style>
    <style:style style:name="T41" style:family="text">
      <style:text-properties fo:font-variant="normal" fo:text-transform="none" fo:color="#000000" style:font-name="Times New Roman" fo:font-size="11.25pt" fo:letter-spacing="normal" fo:language="en" fo:country="US" fo:font-style="normal" fo:font-weight="normal" officeooo:rsid="006d4d8d"/>
    </style:style>
    <style:style style:name="T42" style:family="text">
      <style:text-properties fo:font-variant="normal" fo:text-transform="none" fo:color="#000000" style:font-name="Liberation Serif" fo:font-size="11.25pt" fo:letter-spacing="normal" fo:language="en" fo:country="US" fo:font-style="normal" fo:font-weight="normal" officeooo:rsid="00006091"/>
    </style:style>
    <style:style style:name="T43" style:family="text">
      <style:text-properties fo:font-variant="normal" fo:text-transform="none" fo:color="#000000" style:font-name="Liberation Serif" fo:font-size="11.25pt" fo:letter-spacing="normal" fo:language="en" fo:country="US" fo:font-style="normal" fo:font-weight="normal" officeooo:rsid="006c6ea1"/>
    </style:style>
    <style:style style:name="T44" style:family="text">
      <style:text-properties fo:font-variant="normal" fo:text-transform="none" style:font-name="Times New Roman" fo:font-size="11.25pt" fo:letter-spacing="normal" fo:font-style="normal" fo:font-weight="normal" officeooo:rsid="00129dd8"/>
    </style:style>
    <style:style style:name="T45" style:family="text">
      <style:text-properties fo:font-variant="normal" fo:text-transform="none" style:font-name="Times New Roman" fo:font-size="11.25pt" fo:letter-spacing="normal" fo:font-style="normal" fo:font-weight="normal" officeooo:rsid="00131f3a"/>
    </style:style>
    <style:style style:name="T46" style:family="text">
      <style:text-properties fo:font-variant="normal" fo:text-transform="none" style:font-name="Times New Roman" fo:font-size="11.25pt" fo:letter-spacing="normal" fo:font-style="normal" fo:font-weight="normal" officeooo:rsid="00118649"/>
    </style:style>
    <style:style style:name="T47" style:family="text">
      <style:text-properties fo:font-variant="normal" fo:text-transform="none" fo:color="#800000" style:font-name="Times New Roman" fo:font-size="11.25pt" fo:letter-spacing="normal" fo:font-style="normal" fo:font-weight="normal" officeooo:rsid="004b1f02"/>
    </style:style>
    <style:style style:name="T48" style:family="text">
      <style:text-properties fo:font-variant="normal" fo:text-transform="none" fo:letter-spacing="normal" fo:font-style="normal"/>
    </style:style>
    <style:style style:name="T49" style:family="text">
      <style:text-properties fo:font-variant="normal" fo:text-transform="none" fo:letter-spacing="normal" fo:font-style="normal" officeooo:rsid="00131f3a"/>
    </style:style>
    <style:style style:name="T50" style:family="text">
      <style:text-properties fo:font-variant="normal" fo:text-transform="none" fo:letter-spacing="normal" fo:font-style="normal" officeooo:rsid="006c6ea1"/>
    </style:style>
    <style:style style:name="T51" style:family="text">
      <style:text-properties officeooo:rsid="00052f45"/>
    </style:style>
    <style:style style:name="T52" style:family="text">
      <style:text-properties officeooo:rsid="0005ee52"/>
    </style:style>
    <style:style style:name="T53" style:family="text">
      <style:text-properties officeooo:rsid="00067254"/>
    </style:style>
    <style:style style:name="T54" style:family="text">
      <style:text-properties officeooo:rsid="000694f8"/>
    </style:style>
    <style:style style:name="T55" style:family="text">
      <style:text-properties officeooo:rsid="00084a94"/>
    </style:style>
    <style:style style:name="T56" style:family="text">
      <style:text-properties officeooo:rsid="000854a0"/>
    </style:style>
    <style:style style:name="T57" style:family="text">
      <style:text-properties officeooo:rsid="000b069e"/>
    </style:style>
    <style:style style:name="T58" style:family="text">
      <style:text-properties officeooo:rsid="000e7172"/>
    </style:style>
    <style:style style:name="T59" style:family="text">
      <style:text-properties officeooo:rsid="000efe93"/>
    </style:style>
    <style:style style:name="T60" style:family="text">
      <style:text-properties officeooo:rsid="0010911e"/>
    </style:style>
    <style:style style:name="T61" style:family="text">
      <style:text-properties officeooo:rsid="00118649"/>
    </style:style>
    <style:style style:name="T62" style:family="text">
      <style:text-properties officeooo:rsid="0012b538"/>
    </style:style>
    <style:style style:name="T63" style:family="text">
      <style:text-properties officeooo:rsid="0014f013"/>
    </style:style>
    <style:style style:name="T64" style:family="text">
      <style:text-properties officeooo:rsid="001911ea"/>
    </style:style>
    <style:style style:name="T65" style:family="text">
      <style:text-properties officeooo:rsid="00193af1"/>
    </style:style>
    <style:style style:name="T66" style:family="text">
      <style:text-properties officeooo:rsid="00199df7"/>
    </style:style>
    <style:style style:name="T67" style:family="text">
      <style:text-properties officeooo:rsid="001a23dc"/>
    </style:style>
    <style:style style:name="T68" style:family="text">
      <style:text-properties officeooo:rsid="001a51ce"/>
    </style:style>
    <style:style style:name="T69" style:family="text">
      <style:text-properties officeooo:rsid="001de98b"/>
    </style:style>
    <style:style style:name="T70" style:family="text">
      <style:text-properties officeooo:rsid="00249c66"/>
    </style:style>
    <style:style style:name="T71" style:family="text">
      <style:text-properties officeooo:rsid="00275331"/>
    </style:style>
    <style:style style:name="T72" style:family="text">
      <style:text-properties officeooo:rsid="0028c030"/>
    </style:style>
    <style:style style:name="T73" style:family="text">
      <style:text-properties officeooo:rsid="00296d6b"/>
    </style:style>
    <style:style style:name="T74" style:family="text">
      <style:text-properties officeooo:rsid="00298a4e"/>
    </style:style>
    <style:style style:name="T75" style:family="text">
      <style:text-properties officeooo:rsid="0029ffeb"/>
    </style:style>
    <style:style style:name="T76" style:family="text">
      <style:text-properties officeooo:rsid="002c3348"/>
    </style:style>
    <style:style style:name="T77" style:family="text">
      <style:text-properties officeooo:rsid="0033c504"/>
    </style:style>
    <style:style style:name="T78" style:family="text">
      <style:text-properties officeooo:rsid="00358edc"/>
    </style:style>
    <style:style style:name="T79" style:family="text">
      <style:text-properties officeooo:rsid="00006091"/>
    </style:style>
    <style:style style:name="T80" style:family="text">
      <style:text-properties officeooo:rsid="003766db"/>
    </style:style>
    <style:style style:name="T81" style:family="text">
      <style:text-properties officeooo:rsid="00396690"/>
    </style:style>
    <style:style style:name="T82" style:family="text">
      <style:text-properties officeooo:rsid="000efe93" fo:background-color="transparent" loext:char-shading-value="0"/>
    </style:style>
    <style:style style:name="T83" style:family="text">
      <style:text-properties officeooo:rsid="0010911e" fo:background-color="transparent" loext:char-shading-value="0"/>
    </style:style>
    <style:style style:name="T84" style:family="text">
      <style:text-properties officeooo:rsid="003b0fa2"/>
    </style:style>
    <style:style style:name="T85" style:family="text">
      <style:text-properties officeooo:rsid="003c889f"/>
    </style:style>
    <style:style style:name="T86" style:family="text">
      <style:text-properties officeooo:rsid="003de3c0"/>
    </style:style>
    <style:style style:name="T87" style:family="text">
      <style:text-properties officeooo:rsid="003fbf01"/>
    </style:style>
    <style:style style:name="T88" style:family="text">
      <style:text-properties officeooo:rsid="003feebd"/>
    </style:style>
    <style:style style:name="T89" style:family="text">
      <style:text-properties officeooo:rsid="00405e23"/>
    </style:style>
    <style:style style:name="T90" style:family="text">
      <style:text-properties officeooo:rsid="00422597"/>
    </style:style>
    <style:style style:name="T91" style:family="text">
      <style:text-properties officeooo:rsid="0045d0f6"/>
    </style:style>
    <style:style style:name="T92" style:family="text">
      <style:text-properties officeooo:rsid="0047a7e7"/>
    </style:style>
    <style:style style:name="T93" style:family="text">
      <style:text-properties officeooo:rsid="00495d21"/>
    </style:style>
    <style:style style:name="T94" style:family="text">
      <style:text-properties officeooo:rsid="004bf4ab"/>
    </style:style>
    <style:style style:name="T95" style:family="text">
      <style:text-properties officeooo:rsid="004d5e88"/>
    </style:style>
    <style:style style:name="T96" style:family="text">
      <style:text-properties officeooo:rsid="004e6f45"/>
    </style:style>
    <style:style style:name="T97" style:family="text">
      <style:text-properties officeooo:rsid="0057ec34"/>
    </style:style>
    <style:style style:name="T98" style:family="text">
      <style:text-properties officeooo:rsid="005978dd"/>
    </style:style>
    <style:style style:name="T99" style:family="text">
      <style:text-properties officeooo:rsid="005abc57"/>
    </style:style>
    <style:style style:name="T100" style:family="text">
      <style:text-properties officeooo:rsid="005ba189"/>
    </style:style>
    <style:style style:name="T101" style:family="text">
      <style:text-properties officeooo:rsid="005c1a3c"/>
    </style:style>
    <style:style style:name="T102" style:family="text">
      <style:text-properties officeooo:rsid="005d133e"/>
    </style:style>
    <style:style style:name="T103" style:family="text">
      <style:text-properties officeooo:rsid="00602458"/>
    </style:style>
    <style:style style:name="T104" style:family="text">
      <style:text-properties officeooo:rsid="0064fb8a"/>
    </style:style>
    <style:style style:name="T105" style:family="text">
      <style:text-properties officeooo:rsid="0066e2d9"/>
    </style:style>
    <style:style style:name="T106" style:family="text">
      <style:text-properties officeooo:rsid="0015fe5f"/>
    </style:style>
    <style:style style:name="T107" style:family="text">
      <style:text-properties officeooo:rsid="00305d8e"/>
    </style:style>
    <style:style style:name="T108" style:family="text">
      <style:text-properties officeooo:rsid="002e131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ara qué?</text:h>
      <text:p text:style-name="P1">Pregunta de investigación que motiva el trabajo</text:p>
      <text:p text:style-name="P11"/>
      <text:h text:style-name="P23" text:outline-level="3">General importance:</text:h>
      <text:list xml:id="list3100112717" text:style-name="L1">
        <text:list-item>
          <text:p text:style-name="P24">Abiotic stresses are the key factors which negatively influence plant development and productivity.</text:p>
        </text:list-item>
        <text:list-item>
          <text:p text:style-name="P24"><text:span text:style-name="T70">They are</text:span> the main cause of extensive agricultural production losses worldwide.</text:p>
        </text:list-item>
        <text:list-item>
          <text:p text:style-name="P24"><text:span text:style-name="T52">Numerous changes in metabolic pathways and related physiological processes </text:span><text:span text:style-name="T53">are involved in salt tolerance, which is a complex quantitative trait. </text:span></text:p>
        </text:list-item>
      </text:list>
      <text:p text:style-name="P16"/>
      <text:h text:style-name="P23" text:outline-level="3">Main challenges:</text:h>
      <text:list xml:id="list143328238251451" text:continue-numbering="true" text:style-name="L1">
        <text:list-item>
          <text:p text:style-name="P26">Those changes may be regulated by many genes. </text:p>
        </text:list-item>
        <text:list-item>
          <text:p text:style-name="P24"><text:span text:style-name="T55">T</text:span><text:span text:style-name="T53">hus, identifying </text:span><text:span text:style-name="T54">this group of stress responsive genes may lead to crop improvement in salt tolerance.</text:span></text:p>
        </text:list-item>
        <text:list-item>
          <text:p text:style-name="P24"><text:span text:style-name="T54">Find this target genes </text:span><text:span text:style-name="T51">is a complex task, because the function of many genes are still not understood and many novel non-coding genes have been </text:span><text:span text:style-name="T52">discovered.</text:span></text:p>
        </text:list-item>
      </text:list>
      <text:p text:style-name="P13"/>
      <text:h text:style-name="P23" text:outline-level="3">Rice in particular:</text:h>
      <text:list xml:id="list143328103810200" text:continue-numbering="true" text:style-name="L1">
        <text:list-item>
          <text:p text:style-name="P27">Rice (oryza sativa) is one of the most important crop worldwide.</text:p>
        </text:list-item>
        <text:list-item>
          <text:p text:style-name="P28"><text:span text:style-name="T70">O</text:span><text:span text:style-name="T2">ne of the abiotic stresses that affect </text:span><text:span text:style-name="T70">rice</text:span><text:span text:style-name="T2"> the most is salinity, resulting in reduced agricultural productivity</text:span><text:span text:style-name="T1">. </text:span></text:p>
        </text:list-item>
        <text:list-item>
          <text:p text:style-name="P25"><text:span text:style-name="T60">Biologist can make use of this target genes as a genetic </text:span><text:span text:style-name="T61">resource</text:span><text:span text:style-name="T60"> to develop new </text:span><text:span text:style-name="T61">rice </text:span><text:span text:style-name="T60">cultivars with </text:span><text:span text:style-name="T61">resistance to salinity.</text:span></text:p>
        </text:list-item>
      </text:list>
      <text:p text:style-name="P14"/>
      <text:p text:style-name="P3"/>
      <text:p text:style-name="P4">Abiotic stresses are the key factors which negatively influence plant development and productivity. <text:span text:style-name="T70">They are</text:span> the main cause of extensive agricultural production losses worldwide. <text:span text:style-name="T80">One of the most devastating abiotic stresses, </text:span><text:span text:style-name="T81">causing reduction in the cultivable land, crop quality and productivity is soil salinity. It has been estimated that 20% of total cultivated and 33% of irrigated agricultural lands worldwide are already affected by high salinity. Due to the human activities and natural causes, salinized areas are gradually increasing every year and are expected to reach 50% by the end of year 2050 (Shrivastava and Kumar, 2015). </text:span><text:span text:style-name="T87">S</text:span><text:span text:style-name="T81">alinity </text:span><text:span text:style-name="T87">effects</text:span><text:span text:style-name="T85"> </text:span><text:span text:style-name="T87">are</text:span><text:span text:style-name="T81"> the result of </text:span><text:span text:style-name="T91">elaborated</text:span><text:span text:style-name="T81"> interactions among morphological, physiological, and biochemical processes. </text:span><text:span text:style-name="T84">Those processes are regulated by </text:span><text:span text:style-name="T87">multiple</text:span><text:span text:style-name="T84"> genes and determine </text:span><text:span text:style-name="T88">the salt tolerance or susceptibility of the crop </text:span><text:span text:style-name="T86">(</text:span><text:span text:style-name="T89">Reddy et al., 2017</text:span><text:span text:style-name="T86">)</text:span><text:span text:style-name="T88">. </text:span><text:span text:style-name="T55">T</text:span><text:span text:style-name="T53">hus, identifying </text:span><text:span text:style-name="T54">th</text:span><text:span text:style-name="T89">is</text:span><text:span text:style-name="T54"> group of stress responsive genes may lead to crop improvement in salt tolerance, </text:span><text:span text:style-name="T88">which is known as a complex quantitative trait</text:span><text:span text:style-name="T54">. Find this target genes </text:span><text:span text:style-name="T51">is a complex task, because the function of many genes are still not understood and many novel non-coding genes have been </text:span><text:span text:style-name="T52">discovered. </text:span><text:span text:style-name="T86">Particularly rice (Oryza sativa), the major food source around the world, is highly sensitive to salt stress </text:span><text:span text:style-name="T89">(Chang et al., 2019). </text:span><text:span text:style-name="T90">Therefore, identification of target genes in rice may allow b</text:span><text:span text:style-name="T60">iologist </text:span><text:span text:style-name="T90">use them </text:span><text:span text:style-name="T60">as a genetic </text:span><text:span text:style-name="T61">resource</text:span><text:span text:style-name="T60"> to develop new</text:span><text:span text:style-name="T61"> </text:span><text:span text:style-name="T60">cultivars with </text:span><text:span text:style-name="T61">resistance to salinity.</text:span><text:span text:style-name="T86"> </text:span></text:p>
      <text:p text:style-name="P4"/>
      <text:p text:style-name="P4"/>
      <text:h text:style-name="Heading_20_2" text:outline-level="2"><text:soft-page-break/>¿qué?</text:h>
      <text:p text:style-name="P1">Contribución del trabajo que responde total o parcialmente la pregunta anterior</text:p>
      <text:p text:style-name="P1"/>
      <text:list xml:id="list207784851" text:style-name="L2">
        <text:list-item>
          <text:p text:style-name="P29"><text:span text:style-name="T45">We propose a </text:span><text:span text:style-name="T71">methodology </text:span><text:span text:style-name="T63">to identify rice stress responsive genes, </text:span><text:span text:style-name="T71">based on WGCNA with a new approach in the modules detection, using <text:s/>the hierarchical link clustering (HLC) technique that allows the recognition of overlapping communities, which may have more biological meaning given the overlapping regulatory domains of systems that generate co-expression.</text:span></text:p>
        </text:list-item>
        <text:list-item>
          <text:p text:style-name="P29"><text:span text:style-name="T71">6</text:span><text:span text:style-name="T69"> </text:span><text:span text:style-name="T63">modules</text:span><text:span text:style-name="T69"> </text:span><text:span text:style-name="T71">are</text:span><text:span text:style-name="T69"> detected as relevant in the response to salt stress in rice: 3 modules of 3 genes each one associated with shoot K content, 2 modules of 3 genes associated with <text:s/>shoot biomass, and 1 module of 4 genes associated with root biomass. These genes may act as potential targets for the improvement of salinity tolerance in rice cultivars.</text:span></text:p>
        </text:list-item>
        <text:list-item>
          <text:p text:style-name="P30"><text:span text:style-name="T69">We studied the RNA-seq data of 92 rice accessions under salt and control conditions </text:span><text:span text:style-name="T72">[this is a systematic study with a </text:span><text:span text:style-name="T73">large</text:span><text:span text:style-name="T72"> set of rice data].</text:span></text:p>
        </text:list-item>
        <text:list-item>
          <text:p text:style-name="P31">From those 19 genes, all but 3 genes (associated with K content), were also identified as <text:span text:style-name="T74">deferentially</text:span> expressed (|LFC| <text:span text:style-name="T63">&gt;</text:span> 2) for at least one of the 92 accessions <text:span text:style-name="T74">[this suggests that those genes are strong candidates as </text:span><text:span text:style-name="T75">stress</text:span><text:span text:style-name="T74"> responsive genes].</text:span></text:p>
        </text:list-item>
        <text:list-item>
          <text:p text:style-name="P31">Only 2 of those 16 genes are named and have an associated protein product: Spermidine hydroxycinnamoyltransferase 2 (SHT2) and Lipoxygenase <text:span text:style-name="T76">[put in other words, there is much work to be done in studying those 14 genes that have not been named so far].</text:span> </text:p>
        </text:list-item>
        <text:list-item>
          <text:p text:style-name="P31">Both genes belonging to the same module associated with shoot biomass. </text:p>
        </text:list-item>
      </text:list>
      <text:p text:style-name="P15"/>
      <text:p text:style-name="P7"><text:span text:style-name="T92">We propose a methodology to identify stress responsive genes to salt conditions in rice. The methodology is based on Weighted Gene Co-</text:span><text:span text:style-name="T94">expression</text:span><text:span text:style-name="T92"> Network Analysis (WGCNA). This is considered an effective and accurate bioinformatic </text:span><text:span text:style-name="T93">method</text:span><text:span text:style-name="T92">, </text:span><text:span text:style-name="T93">using</text:span><text:span text:style-name="T92"> co-expression networks, </text:span><text:span text:style-name="T93">that has been </text:span><text:span text:style-name="T13">widely applied in identifying </text:span><text:span text:style-name="T14">target genes for </text:span><text:span text:style-name="T3">disease and cancer fields </text:span><text:span text:style-name="T15">(</text:span><text:span text:style-name="T18">Tian et al., 2018</text:span><text:span text:style-name="T15">)</text:span><text:span text:style-name="T3">. </text:span><text:span text:style-name="T5">We </text:span><text:span text:style-name="T16">follow the WGCNA workflow but with a new approach in the module detection step. </text:span><text:span text:style-name="T5">Our m</text:span><text:span text:style-name="T16">odules are detected using the Hierarchical Link Clustering (HLC) technique </text:span><text:span text:style-name="T17">(ahn </text:span><text:span text:style-name="T24">et al., </text:span><text:span text:style-name="T17">2010) </text:span><text:span text:style-name="T16">that allows the recognition of overlapping communities, </text:span><text:span text:style-name="T4">which may have more biological meaning given the overlapping regulatory domains of systems that generate co-expression </text:span><text:span text:style-name="T5">(</text:span><text:span text:style-name="T47">\cite</text:span><text:span text:style-name="T5">{gaiteri2014beyond})</text:span><text:span text:style-name="T4">. </text:span><text:span text:style-name="T6">We conduct a systematic study with a large set of rice data using the proposed methodology. </text:span><text:span text:style-name="T7">RNA-seq data was accessed through GEO database (Accession number GSE98455), corresponding to 57845 gene expression profiles of shoot tissues measured for both control and salt condition in 92 accessions of the Rice Diversity Panel 1. As the analysis result, </text:span><text:span text:style-name="T4">6</text:span><text:span text:style-name="T8"> </text:span><text:span text:style-name="T9">modules</text:span><text:span text:style-name="T8"> </text:span><text:span text:style-name="T4">are</text:span><text:span text:style-name="T8"> detected as relevant in the response to salt stress in rice: 3 modules of 3 genes each one associated with shoot K content, 2 modules of 3 genes associated with <text:s/>shoot biomass, and 1 module of 4 genes associated with root biomass. These genes may act as potential targets for the improvement of salinity tolerance in rice cultivars. From those 19 genes, all but 3 genes (associated with K content), were also identified as </text:span><text:span text:style-name="T10">deferentially</text:span><text:span text:style-name="T8"> expressed (|LFC| </text:span><text:span text:style-name="T9">&gt;</text:span><text:span text:style-name="T8"> 2) for at least one of the 92 accessions, </text:span><text:span text:style-name="T12">suggesting </text:span><text:span text:style-name="T10">that those genes are strong candidates as </text:span><text:span text:style-name="T11">stress</text:span><text:span text:style-name="T10"> responsive genes. </text:span>Only 2 of th<text:span text:style-name="T95">e 16 diferentially expressed </text:span>genes, <text:span text:style-name="T96">both from the module related with shoot biomass,</text:span> are named and have an associated protein product: Spermidine hydroxycinnamoyltransferase 2 (SHT2) and Lipoxygenase. <text:span text:style-name="T96">I</text:span><text:span text:style-name="T76">n other words, </text:span><text:span text:style-name="T97">further studies are needed to elucidate the detailed biological function of the remaining 14 genes that have not been named so far, <text:s/></text:span><text:span text:style-name="T96">which may have a potential relevance in stress responsive mechanisms to salt conditions in rice.</text:span></text:p>
      <text:p text:style-name="P4"/>
      <text:p text:style-name="P4"/>
      <text:p text:style-name="P2"/>
      <text:p text:style-name="P2"/>
      <text:h text:style-name="P21" text:outline-level="2"><text:soft-page-break/>¿cómo?</text:h>
      <text:p text:style-name="P1">Forma en la cual se lleva a cabo esta contribución</text:p>
      <text:p text:style-name="P12"/>
      <text:list xml:id="list2810249426" text:style-name="L3">
        <text:list-item>
          <text:p text:style-name="P33"><text:span text:style-name="T106">R</text:span><text:span text:style-name="T107">NA-seq =&gt; WGCNA (new module detection with HLC) =&gt; LASSO =&gt; identified genes.</text:span></text:p>
        </text:list-item>
        <text:list-item>
          <text:p text:style-name="P32"><text:span text:style-name="T106">We also implement a LASSO regression to select the most significant modules associated with rice phenotypical responses to salt stress. The genes </text:span><text:span text:style-name="T108">deferentially</text:span><text:span text:style-name="T106"> expressed within the selected modules are enriched with gene ontology annotations and their interaction networks are studied.</text:span></text:p>
        </text:list-item>
      </text:list>
      <text:p text:style-name="P10"/>
      <text:p text:style-name="P17">Partial solutions:</text:p>
      <text:list xml:id="list143326632294072" text:continue-list="list143328103810200" text:style-name="L1">
        <text:list-item>
          <text:p text:style-name="P25"><text:span text:style-name="T56">With the development of high-throughput technologies, including microarrays and RNA sequencing (RNA-seq), </text:span><text:span text:style-name="T57">genome-wide gene expression can be studied </text:span><text:span text:style-name="T58">under different </text:span><text:span text:style-name="T59">environmental</text:span><text:span text:style-name="T58"> stimuli (e.g. salt stress). </text:span></text:p>
        </text:list-item>
        <text:list-item>
          <text:p text:style-name="P35"><text:span text:style-name="T60">T</text:span><text:span text:style-name="T58">his </text:span><text:span text:style-name="T60">transcriptomic</text:span><text:span text:style-name="T58"> data and </text:span><text:span text:style-name="T59">an effective bioinformatic analysis, </text:span><text:span text:style-name="T60">would allow</text:span><text:span text:style-name="T59"> </text:span><text:span text:style-name="T82">find</text:span><text:span text:style-name="T83">ing</text:span><text:span text:style-name="T82"> specific key genes that have important biological implications in </text:span><text:span text:style-name="T83">salt </text:span><text:span text:style-name="T82">stress tolerance.</text:span></text:p>
        </text:list-item>
      </text:list>
      <text:p text:style-name="P1"/>
      <text:p text:style-name="P1"/>
      <text:p text:style-name="P8"><text:span text:style-name="T56">With the development of high-throughput technologies, including microarrays and RNA sequencing (RNA-seq), </text:span><text:span text:style-name="T57">genome-wide gene expression can be studied </text:span><text:span text:style-name="T58">under different </text:span><text:span text:style-name="T59">environmental</text:span><text:span text:style-name="T58"> stimuli (e.g. salt stress). </text:span><text:span text:style-name="T19">Our methodology </text:span><text:span text:style-name="T20">uses</text:span><text:span text:style-name="T19"> this </text:span><text:span text:style-name="T20">kind of </text:span><text:span text:style-name="T19">transcriptomic data </text:span><text:span text:style-name="T20">measured</text:span><text:span text:style-name="T19"> for two different conditions (control and stress). </text:span><text:bookmark text:name="tw-target-text2"/><text:span text:style-name="T25">After a process of normalization and filtering of the </text:span><text:span text:style-name="T33">raw </text:span><text:span text:style-name="T25">data, a differential expression profile of the genes is built </text:span><text:span text:style-name="T32">calculating the l</text:span><text:span text:style-name="T25">og </text:span><text:span text:style-name="T32">f</text:span><text:span text:style-name="T25">old </text:span><text:span text:style-name="T32">c</text:span><text:span text:style-name="T25">hange </text:span><text:span text:style-name="T33">(LFC)</text:span><text:span text:style-name="T25"> </text:span><text:span text:style-name="T32">from control to stress </text:span><text:span text:style-name="T33">condition. The log fold change matrix </text:span><text:span text:style-name="T25">will be the input </text:span><text:span text:style-name="T19">for the co-expression network construction trough the WGCNA method. </text:span><text:span text:style-name="T21">A</text:span><text:span text:style-name="T25"> similarity matrix is calculated using the absolute value of Pearson's correlation coefficient </text:span><text:span text:style-name="T26">between pairs of genes </text:span><text:span text:style-name="T32">of the LFC matrix</text:span><text:span text:style-name="T25">. </text:span><text:span text:style-name="T27">Then,</text:span><text:bookmark text:name="tw-target-text1"/><text:span text:style-name="T27"> the similarity matrix is forced to </text:span><text:span text:style-name="T26">be a scale-free network, finding a beta exponent such that by raising each entry of the matrix to that value, the probability distribution follows a power law.</text:span><text:span text:style-name="T27"> </text:span><text:span text:style-name="T33">Next</text:span><text:span text:style-name="T27">, unlike WGCNA, the </text:span><text:span text:style-name="T28">scale-free network</text:span><text:span text:style-name="T27"> is used to detect overlapping rather than non-overlapping communities, using the HLC technique. </text:span><text:span text:style-name="T29">We also implement a LASSO regression </text:span><text:span text:style-name="T34">(</text:span><text:span text:style-name="T35">Tibshirani, </text:span><text:span text:style-name="T36">1996</text:span><text:span text:style-name="T34">)</text:span><text:span text:style-name="T29"> to select the most significant modules associated with rice phenotypical responses to salt stress. </text:span><text:span text:style-name="T32">Finally</text:span><text:span text:style-name="T29">, </text:span><text:span text:style-name="T31">for the genes found,</text:span><text:span text:style-name="T29"> we look for previous evidence of important biological implications in tolerance to salt stress. </text:span><text:span text:style-name="T41">That is</text:span><text:span text:style-name="T32">, t</text:span><text:span text:style-name="T29">he genes </text:span><text:span text:style-name="T30">deferentially</text:span><text:span text:style-name="T29"> expressed within the selected modules are enriched with gene ontology annotations </text:span><text:span text:style-name="T38">from QuikGO database (</text:span><text:span text:style-name="T39">Binns et al, 2009</text:span><text:span text:style-name="T38">)</text:span><text:span text:style-name="T29"> and their interaction networks </text:span><text:span text:style-name="T38">reported in </text:span><text:span text:style-name="T40">STRING database </text:span><text:span text:style-name="T38">(</text:span><text:span text:style-name="T42">S</text:span><text:span text:style-name="T43">zklarczyk</text:span><text:span text:style-name="T42"> </text:span><text:span text:style-name="T43">et al., 2016</text:span><text:span text:style-name="T38">)</text:span><text:span text:style-name="T29"> are reviewed.</text:span></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por qué?</text:h>
      <text:p text:style-name="P1">Lo novedoso del trabajo</text:p>
      <text:p text:style-name="P1"/>
      <text:list xml:id="list285158987" text:style-name="L4">
        <text:list-item>
          <text:p text:style-name="P42">Methodology; <text:span text:style-name="T77">it is modular since other module detection techniques could be used </text:span><text:span text:style-name="T78">and selection method</text:span></text:p>
        </text:list-item>
        <text:list-item>
          <text:p text:style-name="P42">New genes to be studied</text:p>
        </text:list-item>
        <text:list-item>
          <text:p text:style-name="P42">It can be carried out with any other species and stress</text:p>
        </text:list-item>
      </text:list>
      <text:p text:style-name="P5"/>
      <text:p text:style-name="P6"><text:span text:style-name="T98">The proposed methodology is modular, since other module detection and selection techniques </text:span><text:span text:style-name="T100">could be used</text:span><text:span text:style-name="T98">, instead HLC and LASSO </text:span><text:span text:style-name="T100">respectively</text:span><text:span text:style-name="T98">. The advantage of using HLC </text:span><text:span text:style-name="T99">as clustering method </text:span><text:span text:style-name="T98">is its ability to detect overlapping </text:span><text:span text:style-name="T101">modules, </text:span><text:span text:style-name="T102">since biological components are involved in multiple functions and therefore b</text:span><text:span text:style-name="T98">iological communities </text:span><text:span text:style-name="T66">tend to be highly overlapping. On the other hand, LASSO is a regularized regression technique widely used in variable selection, thanks to its ability to obtain zero regression coefficients for the less relevant variables </text:span><text:span text:style-name="T104">(</text:span><text:span text:style-name="T79">Desboulets, </text:span><text:span text:style-name="T105">2018</text:span><text:span text:style-name="T104">)</text:span><text:span text:style-name="T66">. Additionally, LASSO is especially useful in problems where the number of variables is much larger than the number of samples, </text:span><text:span text:style-name="T104">which is</text:span><text:span text:style-name="T66"> our case </text:span><text:span text:style-name="T104">having more than 5000 modules (variables) and 92 accession (samples)</text:span><text:span text:style-name="T66">. </text:span><text:span text:style-name="T104">The combinations of these techniques </text:span><text:span text:style-name="T22">would allow finding target genes for future biological studies that evaluate their potential as genes that respond to salt stress </text:span><text:span text:style-name="T23">in rice</text:span><text:span text:style-name="T22">. </text:span><text:bookmark text:name="tw-target-text"/><text:span text:style-name="T37">Furthermore, this study can be extended to other stresses and even to other crops.</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
      <text:p text:style-name="P5"/>
      <text:p text:style-name="P18"><text:soft-page-break/>Additional material</text:p>
      <text:p text:style-name="P18"/>
      <text:p text:style-name="P19">The use of module detection methods is a critical step in the analysis of large genome-wide gene expression datasets. <text:span text:style-name="T64">Numerous alternative module detection methods have been proposed, </text:span><text:span text:style-name="T65">most of them handling with non-overlapping modules. </text:span><text:span text:style-name="T66">But biological communities tend to be highly overlapping <text:s/>because biological components are </text:span>involved in multiple functions. <text:span text:style-name="T66">Therefore, to find a set of genes responsible for a biological function </text:span><text:span text:style-name="T67">or a response to environmental stimuli</text:span><text:span text:style-name="T66">, clustering methods </text:span><text:span text:style-name="T69">allowing </text:span><text:span text:style-name="T67">to</text:span><text:span text:style-name="T66"> detect overlapping modules could provide a substantial advantage. </text:span><text:span text:style-name="T68">For co-expression analysis, these techniques of overlapping modules detection have been little explored, so the proposed model is a novel approach that can lead to more biologically significant results. </text:span><text:span text:style-name="T66"><text:s/></text:span></text:p>
      <text:p text:style-name="P20"/>
      <text:list xml:id="list143327984076545" text:continue-list="list207784851" text:style-name="L2">
        <text:list-item>
          <text:p text:style-name="P43">Further studies are needed to elucidate the detailed biological function of these genes in the rice response to salt stress.</text:p>
        </text:list-item>
        <text:list-item>
          <text:p text:style-name="P45"><text:span text:style-name="T62">One method to infer gene function and gene-stress associations from </text:span><text:span text:style-name="T57">genome-wide gene</text:span><text:span text:style-name="T62"> expression data is co-expression network analysis, an approach that constructs networks of genes with a tendency to co-activate across a group of samples and subsequently interrogates and analyses this network. </text:span></text:p>
        </text:list-item>
        <text:list-item>
          <text:p text:style-name="P44"><text:span text:style-name="T44">Weighted Gene Correlation Network Analysis </text:span><text:span text:style-name="T45">(</text:span><text:span text:style-name="T44">WGCNA</text:span><text:span text:style-name="T45">)</text:span><text:span text:style-name="T44"> has been widely applied in identifying </text:span><text:span text:style-name="T46">target genes for </text:span><text:span text:style-name="T45">disease and cancer fields</text:span><text:span text:style-name="T46">, </text:span><text:span text:style-name="T45">a</text:span><text:span text:style-name="T44">s an effective and accurate bioinformatic method </text:span><text:span text:style-name="T45">using co-expression networks.</text:span></text:p>
        </text:list-item>
      </text:list>
      <text:p text:style-name="P40"/>
      <text:p text:style-name="P37"/>
      <text:h text:style-name="P22" text:outline-level="2"><text:span text:style-name="T49">B</text:span><text:span text:style-name="T48">ibliogra</text:span><text:span text:style-name="T50">phy</text:span></text:h>
      <text:p text:style-name="P41"/>
      <text:list xml:id="list1635675302" text:style-name="L5">
        <text:list-item>
          <text:p text:style-name="P38">AHN , Y.-Y., BAGROW , J. P., AND LEHMANN , S. Link communities reveal multiscale complexity in networks. Nature 466, 7307 (2010), 761–764.</text:p>
        </text:list-item>
        <text:list-item>
          <text:p text:style-name="P38">BINNS , D., DIMMER , E., HUNTLEY , R., BARRELL , D., O’ DONOVAN , C., AND APWEILER , R. Quickgo: a web-based tool for gene ontology searching. Bioinformatics 25, 22 (2009), 3045–3046.</text:p>
        </text:list-item>
      </text:list>
      <text:list xml:id="list208006796" text:style-name="L6">
        <text:list-item>
          <text:p text:style-name="P39">CHANG , J., CHEONG , B. E., NATERA , S., AND ROESSNER , U. Morphological and metabolic responses to salt stress of rice (oryza sativa l.) cultivars which differ in salinity tolerance. Plant Physiology and Biochemistry 144 (2019), 427–435.</text:p>
        </text:list-item>
        <text:list-item>
          <text:p text:style-name="P39">DESBOULETS , L. D. D. A review on variable selection in regression analysis. Econometrics 6, 4 (2018), 45.</text:p>
        </text:list-item>
        <text:list-item>
          <text:p text:style-name="P39">REDDY , I. N. B. L., KIM , B.-K., YOON , I.-S., KIM , K.-H., AND KWON , T.-R. Salt tolerance in rice: focus on mechanisms and approaches. Rice Science 24, 3 (2017), 123–144.</text:p>
        </text:list-item>
        <text:list-item>
          <text:p text:style-name="P39">SHRIVASTAVA , P., AND KUMAR , R. Soil salinity: a serious environmental issue and plant growth promoting bacteria as one of the tools for its alleviation. Saudi journal of biological sciences 22, 2 (2015), 123–131.</text:p>
        </text:list-item>
        <text:list-item>
          <text:p text:style-name="P39">SZKLARCZYK , D., M ORRIS , J. H., COOK , H., KUHN , M., WYDER , S., SIMONOVIC , M., SANTOS , A., DONCHEVA , N. T., ROTH , A., BORK , P., ET AL . The string database in 2017: quality-controlled protein–protein association networks, made broadly accessible. Nucleic acids research (2016), gkw937.</text:p>
        </text:list-item>
        <text:list-item>
          <text:p text:style-name="P39">TIAN , H., GUAN , D., AND LI , J. Identifying osteosarcoma metastasis associated genes by weighted gene co-expression network analysis (wgcna). Medicine 97, 24 (2018).</text:p>
        </text:list-item>
        <text:list-item>
          <text:p text:style-name="P39">TIBSHIRANI , R. Regression shrinkage and selection via the lasso. Journal of the Royal Statistical Society: Series B (Methodological) 58, 1 (1996), 267–288.</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ixgeneral,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4T09:47:31.790401218</meta:creation-date>
    <dc:date>2020-08-27T14:33:26.463418398</dc:date>
    <meta:editing-duration>P1DT9H2M13S</meta:editing-duration>
    <meta:editing-cycles>33</meta:editing-cycles>
    <meta:generator>LibreOffice/6.4.4.2$Linux_X86_64 LibreOffice_project/40$Build-2</meta:generator>
    <meta:document-statistic meta:table-count="0" meta:image-count="0" meta:object-count="0" meta:page-count="5" meta:paragraph-count="53" meta:word-count="2045" meta:character-count="13048" meta:non-whitespace-character-count="11082"/>
  </office:meta>
</office:document-meta>
</file>